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 for DignityUSA module:</text:p>
      <text:p text:style-name="Standard"/>
      <text:p text:style-name="Standard"><draw:frame draw:style-name="fr1" draw:name="Object1" text:anchor-type="paragraph" svg:width="6.7965in" svg:height="2.7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Civi17 – “Reed Richard” - tests required spouse fields for spouse membership</text:p>
      <text:p text:style-name="P1">Civi18 - <text:s/>“Ben Grimm” - tests for other amount with “No Thank You” membership.</text:p>
      <text:p text:style-name="P1">Civi19 - “<text:span text:style-name="T1">Bruce Banner</text:span>” - current contact – new member (Single)</text:p>
      <text:p text:style-name="P1">Civi20 - “<text:span text:style-name="T2">Betsy Ross</text:span>” - current member – renewal (Single:Dignity/Washington)</text:p>
      <text:p text:style-name="P1">Civi21 - “<text:span text:style-name="T1">Henry Pym</text:span>/<text:span text:style-name="T1">Janet Van Dyne</text:span>” - current contacts – new member (Couple)</text:p>
      <text:p text:style-name="P1">Civi22 - “<text:span text:style-name="T2">Barry Allen</text:span>/<text:span text:style-name="T1">Iris Allen</text:span>” - current member <text:s/>/ current contact – renewal (Couple:Dignity/Dayton)</text:p>
      <text:p text:style-name="P1">Civi23 - “<text:span text:style-name="T1">Clark Kent</text:span>/<text:span text:style-name="T2">Lois Lane</text:span>” - current contact / current member – renewal (Couple:Dignity/Orlando)</text:p>
      <text:p text:style-name="P1">Civi24 - “<text:span text:style-name="T2">Rob Petrie</text:span>/<text:span text:style-name="T2">Laura Petrie</text:span>” - current member <text:s/>/ current member – renewal (Couple:Dignity/New Mexico)</text:p>
      <text:p text:style-name="P1">Civi25 - “<text:span text:style-name="T2">Will Truman</text:span>/<text:span text:style-name="T2">Grace Alder</text:span>” - current member – renewal (Single – Will:Dignity/New York)</text:p>
      <text:p text:style-name="P1">Civi26 - “<text:span text:style-name="T2">Clint Barton</text:span>/<text:span text:style-name="T2">Natasha Romanof</text:span>” - current member – renewal (Single – Natasha:DIgnity/San Diego)</text:p>
      <text:p text:style-name="P1">Civi27 - “<text:span text:style-name="T2">Ward Cleaver</text:span>/<text:span text:style-name="T2">June Cleaver</text:span>” - current member <text:s/>– renewal (Couple:None Selected)</text:p>
      <text:p text:style-name="P1">Civi28 - “Mike Brady/<text:span text:style-name="T2">Carol Brady</text:span>” - new contact / current member <text:s/>– renewal (Couple:Dignity/Columbus)</text:p>
      <text:p text:style-name="P1">Civi29 - “<text:span text:style-name="T1">Elyse Keaton</text:span>/Stephen Keaton” - current contact / new contact – new member (Couple)</text:p>
      <text:p text:style-name="P1">Civi30 - “<text:span text:style-name="T2">Jason Seaver</text:span>/Maggie Seaver” - current member / new contact – renewal (Couple:Dignity/Northern Virginia)</text:p>
      <text:p text:style-name="P1">Civi31 - “Oliver Douglas/<text:span text:style-name="T1">Lisa Douglas</text:span>” - new contact / current contact – new member (Couple)</text:p>
      <text:p text:style-name="P1">Civi32 - “Ginger Grant” - donation via credit card</text:p>
      <text:p text:style-name="P1">Civi33 - “Thurston Howell” - donation via pay later</text:p>
      <text:p text:style-name="P1">Civi34 - “Tony Stark” - donation on behalf of organization (Stark International) via credit card</text:p>
      <text:p text:style-name="P1">Civi35 - “Bruce Wayne” - donation on behalf of organization (Wayne Foundation) via pay later</text:p>
      <text:p text:style-name="P1">Civi36 - “May Parker” - donation in memory of (Ben Parker) via credit card</text:p>
      <text:p text:style-name="P1">Civi37 - “Steve Rogers” - donation in memory of (Bucky Barnes) via pay later</text:p>
      <text:p text:style-name="P1">Civi38 - “Donald Blake” - chapter donation (Dignity/Arizona) via credit card</text:p>
      <text:p text:style-name="P1">Civi39 - “Jane Foster” - chapter donation (Dignity/Washington) via pay later</text:p>
      <text:p text:style-name="P1">Civi40 - “Scott Summers” - chapter donation (Dignity/Chicago) in memory of (Charles Xavier) via credit card</text:p>
      <text:p text:style-name="P1">Civi41 - “Matt Murdoch” - chapter donation (Dignity/San Fernando Valley) in honor of (Foggy Nelson) via pay late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an Bear</meta:initial-creator>
    <meta:creation-date>2013-12-30T13:50:13</meta:creation-date>
    <dc:date>2014-01-02T16:19:00</dc:date>
    <dc:creator>Logan Bear</dc:creator>
    <meta:editing-duration>PT5H3M13S</meta:editing-duration>
    <meta:editing-cycles>7</meta:editing-cycles>
    <meta:generator>OpenOffice/4.0.1$Unix OpenOffice.org_project/401m5$Build-9714</meta:generator>
    <meta:document-statistic meta:table-count="0" meta:image-count="0" meta:object-count="1" meta:page-count="1" meta:paragraph-count="26" meta:word-count="338" meta:character-count="22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5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est Name</text:p>
          </table:table-cell>
          <table:table-cell office:value-type="string">
            <text:p>Membership</text:p>
          </table:table-cell>
          <table:table-cell office:value-type="string">
            <text:p>Name1</text:p>
          </table:table-cell>
          <table:table-cell office:value-type="string">
            <text:p>Name2</text:p>
          </table:table-cell>
          <table:table-cell office:value-type="string">
            <text:p>Chapter?</text:p>
          </table:table-cell>
          <table:table-cell office:value-type="string">
            <text:p>Share?</text:p>
          </table:table-cell>
          <table:table-cell office:value-type="string">
            <text:p>Credit/Check</text:p>
          </table:table-cell>
          <table:table-cell/>
        </table:table-row>
        <table:table-row table:style-name="ro1">
          <table:table-cell office:value-type="string">
            <text:p>Civi1</text:p>
          </table:table-cell>
          <table:table-cell office:value-type="string">
            <text:p>Single</text:p>
          </table:table-cell>
          <table:table-cell office:value-type="string">
            <text:p>First Name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2</text:p>
          </table:table-cell>
          <table:table-cell office:value-type="string">
            <text:p>Single</text:p>
          </table:table-cell>
          <table:table-cell office:value-type="string">
            <text:p>Second Person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3</text:p>
          </table:table-cell>
          <table:table-cell office:value-type="string">
            <text:p>Single</text:p>
          </table:table-cell>
          <table:table-cell office:value-type="string">
            <text:p>Third Peopl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4</text:p>
          </table:table-cell>
          <table:table-cell office:value-type="string">
            <text:p>Single</text:p>
          </table:table-cell>
          <table:table-cell office:value-type="string">
            <text:p>Mary Fourth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5</text:p>
          </table:table-cell>
          <table:table-cell office:value-type="string">
            <text:p>Single</text:p>
          </table:table-cell>
          <table:table-cell office:value-type="string">
            <text:p>Five Test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6</text:p>
          </table:table-cell>
          <table:table-cell office:value-type="string">
            <text:p>Single</text:p>
          </table:table-cell>
          <table:table-cell office:value-type="string">
            <text:p>Steve Six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7</text:p>
          </table:table-cell>
          <table:table-cell office:value-type="string">
            <text:p>Couple</text:p>
          </table:table-cell>
          <table:table-cell office:value-type="string">
            <text:p>First Couple</text:p>
          </table:table-cell>
          <table:table-cell office:value-type="string">
            <text:p>Second Coupl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8</text:p>
          </table:table-cell>
          <table:table-cell office:value-type="string">
            <text:p>Couple</text:p>
          </table:table-cell>
          <table:table-cell office:value-type="string">
            <text:p>Double Stuff</text:p>
          </table:table-cell>
          <table:table-cell office:value-type="string">
            <text:p>Double Mi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9</text:p>
          </table:table-cell>
          <table:table-cell office:value-type="string">
            <text:p>Couple</text:p>
          </table:table-cell>
          <table:table-cell office:value-type="string">
            <text:p>Theda Third</text:p>
          </table:table-cell>
          <table:table-cell office:value-type="string">
            <text:p>Theona Three</text:p>
          </table:table-cell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0</text:p>
          </table:table-cell>
          <table:table-cell office:value-type="string">
            <text:p>Couple</text:p>
          </table:table-cell>
          <table:table-cell office:value-type="string">
            <text:p>Fred Forth</text:p>
          </table:table-cell>
          <table:table-cell office:value-type="string">
            <text:p>Frank Four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1</text:p>
          </table:table-cell>
          <table:table-cell office:value-type="string">
            <text:p>Couple</text:p>
          </table:table-cell>
          <table:table-cell office:value-type="string">
            <text:p>Frieda Five</text:p>
          </table:table-cell>
          <table:table-cell office:value-type="string">
            <text:p>Phyllis Fifth</text:p>
          </table:table-cell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2</text:p>
          </table:table-cell>
          <table:table-cell office:value-type="string">
            <text:p>Couple</text:p>
          </table:table-cell>
          <table:table-cell office:value-type="string">
            <text:p>Sadie Six</text:p>
          </table:table-cell>
          <table:table-cell office:value-type="string">
            <text:p>Sister Six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3</text:p>
          </table:table-cell>
          <table:table-cell office:value-type="string">
            <text:p>Single</text:p>
          </table:table-cell>
          <table:table-cell office:value-type="string">
            <text:p>Cathy Catholic</text:p>
          </table:table-cell>
          <table:table-cell office:value-type="string">
            <text:p>Patty Protestant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4</text:p>
          </table:table-cell>
          <table:table-cell office:value-type="string">
            <text:p>Other (&lt; $50)</text:p>
          </table:table-cell>
          <table:table-cell office:value-type="string">
            <text:p>Elainie Us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5</text:p>
          </table:table-cell>
          <table:table-cell office:value-type="string">
            <text:p>Other (&lt; $50)</text:p>
          </table:table-cell>
          <table:table-cell office:value-type="string">
            <text:p>Oscar Other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6</text:p>
          </table:table-cell>
          <table:table-cell office:value-type="string">
            <text:p>Other (&lt; $50)</text:p>
          </table:table-cell>
          <table:table-cell office:value-type="string">
            <text:p>Peter Parker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12/30/2013</text:date>, <text:time>14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